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9">#ifndef __Type_h__</text:span></text:h>
      <text:h text:style-name="Default"><text:s text:c="2"/>2<text:s text:c="2"/><text:span text:style-name="style9">#define __Type_h__<text:s text:c="5"/></text:span><text:span text:style-name="style15">/// _ подборка констант и типичных операций ¹²³_</text:span></text:h>
      <text:h text:style-name="Default"><text:s text:c="2"/>3<text:s text:c="2"/><text:span text:style-name="style9">#include &lt;math.h&gt;<text:s text:c="6"/></text:span><text:span text:style-name="style2">//<text:s text:c="2"/>¯¯¯¯¯¯¯¯¯¯¯¯¯¯¯¯¯¯¯¯¯¯¯¯¯¯¯¯¯¯¯¯¯¯¯¯¯¯¯¯¯</text:span></text:h>
      <text:h text:style-name="Default"><text:s text:c="2"/>4<text:s text:c="2"/><text:span text:style-name="style9">#include &lt;stdlib.h&gt;<text:s text:c="4"/></text:span><text:span text:style-name="style2">// …∞ⁿªºₒₐₓₑₔ‘’„“”«»‹›•∙×±≥≤÷≈≡≠∂δ∆∧∀∨⇒⇔↦←↑→↓↔↕↨∏∑∩∫ƒєæΘ</text:span></text:h>
      <text:h text:style-name="Default"><text:s text:c="2"/>5<text:s text:c="2"/><text:span text:style-name="style5">typedef double Real</text:span><text:span text:style-name="style10">;<text:s text:c="3"/></text:span><text:span text:style-name="style2">//<text:s text:c="2"/>просто число ко всем арифметическим операциям §µ₪א®™</text:span></text:h>
      <text:h text:style-name="Default"><text:s text:c="2"/>6<text:s text:c="2"/><text:span text:style-name="style5">typedef const Real</text:span><text:span text:style-name="style10">&amp; </text:span><text:span text:style-name="style11">_Real</text:span><text:span text:style-name="style10">;<text:s text:c="3"/></text:span><text:span text:style-name="style2">// числовая ссылка–константа, процедурный параметр</text:span></text:h>
      <text:h text:style-name="Default"><text:s text:c="2"/>7<text:s text:c="2"/><text:span text:style-name="style5">struct Event</text:span><text:span text:style-name="style10">; </text:span><text:span text:style-name="style5">typedef const Event</text:span><text:span text:style-name="style10">&amp; </text:span><text:span text:style-name="style11">_Event</text:span><text:span text:style-name="style10">; </text:span><text:span text:style-name="style2">// Обобщение / синтез даты и времени</text:span></text:h>
      <text:h text:style-name="Default"><text:s text:c="2"/>8<text:s text:c="2"/><text:s text:c="53"/><text:span text:style-name="style2">// ©75 ⇒ Сахалин ↔ ‏יְרוּשָׁלַיִם</text:span></text:h>
      <text:h text:style-name="Default"><text:s text:c="2"/>9<text:s text:c="2"/><text:span text:style-name="style2">//<text:s text:c="2"/>a 6378245 [м] Сфероид Красовского морских карт России</text:span></text:h>
      <text:h text:style-name="Default"><text:s text:c="1"/>10<text:s text:c="2"/><text:span text:style-name="style2">//<text:s text:c="2"/>b 6356863.0188 SN\φ Эллипсоид Красовского</text:span></text:h>
      <text:h text:style-name="Default"><text:s text:c="1"/>11<text:s text:c="2"/><text:span text:style-name="style2">//<text:s text:c="2"/>c 6399698.9018 EW/λ (b+c)/2=6367554.0094 ε≈298.3</text:span></text:h>
      <text:h text:style-name="Default"><text:s text:c="1"/>12<text:s text:c="2"/><text:span text:style-name="style2">//<text:s text:c="2"/>м 1855.35626248109543 м — сфероидальная миля</text:span></text:h>
      <text:h text:style-name="Default"><text:s text:c="1"/>13<text:s text:c="2"/><text:span text:style-name="style2">//<text:s text:c="2"/>c ≈ 299 792 458 м·сˉ¹ ρ ≈ 1.025 кг/дм³ ≡ 25‰</text:span></text:h>
      <text:h text:style-name="Default"><text:s text:c="1"/>14<text:s text:c="2"/><text:span text:style-name="style5">const Real </text:span><text:span text:style-name="style11">_Mile</text:span><text:span text:style-name="style10">=</text:span><text:span text:style-name="style4">1852.24637937659918</text:span><text:span text:style-name="style10">,<text:s text:c="12"/></text:span><text:span text:style-name="style2">// Морская(равнообъёмная) миля</text:span></text:h>
      <text:h text:style-name="Default"><text:s text:c="1"/>15<text:s text:c="2"/><text:s text:c="4"/><text:span text:style-name="style2">// радиус эквивалентной сферы по отношению к равнообъёмному единичному кубу</text:span></text:h>
      <text:h text:style-name="Default"><text:s text:c="1"/>16<text:s text:c="2"/><text:s text:c="4"/><text:span text:style-name="style11">EqSphere</text:span><text:span text:style-name="style10">=</text:span><text:span text:style-name="style4">0.62035049089940001666800681204778</text:span><text:span text:style-name="style10">, </text:span><text:span text:style-name="style2">//<text:s text:c="3"/>r = ³√(3/4/π)<text:s text:c="3"/>┌┬─┐╔═╦╗</text:span></text:h>
      <text:h text:style-name="Default"><text:s text:c="1"/>17<text:s text:c="2"/><text:s text:c="6"/><text:span text:style-name="style2">// 1.24070098179880003333601362409556 — диаметр D = ³√(6/π)<text:s text:c="5"/>├┼░┤║▓║║</text:span></text:h>
      <text:h text:style-name="Default"><text:s text:c="1"/>18<text:s text:c="2"/><text:s text:c="5"/><text:span text:style-name="style11">_Pi</text:span><text:span text:style-name="style10">=</text:span><text:span text:style-name="style4">3.14159265358979323846264338327950288</text:span><text:span text:style-name="style10">,<text:s text:c="2"/></text:span><text:span text:style-name="style2">//<text:s text:c="3"/>π<text:s text:c="6"/>M_PI<text:s text:c="5"/>││▒│╠█╬╣</text:span></text:h>
      <text:h text:style-name="Default"><text:s text:c="1"/>19<text:s text:c="2"/><text:s text:c="5"/><text:span text:style-name="style11">_Pd</text:span><text:span text:style-name="style10">=</text:span><text:span text:style-name="style4">6.28318530717958647692528676655900576</text:span><text:span text:style-name="style10">,<text:s text:c="2"/></text:span><text:span text:style-name="style2">//<text:s text:c="3"/>π x 2<text:s text:c="2"/>Ø<text:s text:c="8"/>└┴─┘╚═╩╝</text:span></text:h>
      <text:h text:style-name="Default"><text:s text:c="1"/>20<text:s text:c="2"/><text:s text:c="5"/><text:span text:style-name="style11">_Ph</text:span><text:span text:style-name="style10">=</text:span><text:span text:style-name="style4">1.57079632679489661923132169163975144</text:span><text:span text:style-name="style10">,<text:s text:c="2"/></text:span><text:span text:style-name="style2">//<text:s text:c="3"/>π / 2<text:s text:c="2"/>M_PI_2<text:s text:c="3"/>╒╤╕╓╥╖▐▌</text:span></text:h>
      <text:h text:style-name="Default"><text:s text:c="1"/>21<text:s text:c="2"/><text:s text:c="5"/><text:span text:style-name="style11">_iP</text:span><text:span text:style-name="style10">=</text:span><text:span text:style-name="style4">0.31830988618379067153776752674503</text:span><text:span text:style-name="style10">,<text:s text:c="5"/></text:span><text:span text:style-name="style2">//<text:s text:c="3"/>1 / π<text:s text:c="2"/>M_1_PI<text:s text:c="3"/>╞╪╡╟╫╢▄▀</text:span></text:h>
      <text:h text:style-name="Default"><text:s text:c="1"/>22<text:s text:c="2"/><text:s text:c="5"/><text:span text:style-name="style11">_Rd</text:span><text:span text:style-name="style10">=</text:span><text:span text:style-name="style4">57.295779513082320876798154814105</text:span><text:span text:style-name="style10">,<text:s text:c="6"/></text:span><text:span text:style-name="style2">// 180 / π<text:s text:c="2"/>°\rad<text:s text:c="4"/>╘╧╛╙╨╜|¦</text:span></text:h>
      <text:h text:style-name="Default"><text:s text:c="1"/>23<text:s text:c="2"/><text:s text:c="5"/><text:span text:style-name="style11">_dR</text:span><text:span text:style-name="style10">=</text:span><text:span text:style-name="style4">0.01745329251994329576923690768489</text:span><text:span text:style-name="style10">,<text:s text:c="5"/></text:span><text:span text:style-name="style2">//<text:s text:c="3"/>π / 180 rad\°<text:s text:c="2"/>¯¯¯¯¯¯¯¯</text:span></text:h>
      <text:h text:style-name="Default"><text:s text:c="1"/>24<text:s text:c="2"/><text:s text:c="5"/><text:span text:style-name="style11">_g</text:span><text:span text:style-name="style10">=</text:span><text:span text:style-name="style4">9.8106</text:span><text:span text:style-name="style10">; </text:span><text:span text:style-name="style2">// м/с²≈9.780318·(1+.005302·sin²φ-.000006·sin²2φ)-.000003086·h</text:span></text:h>
      <text:h text:style-name="Default"><text:s text:c="1"/>25<text:s text:c="2"/><text:span text:style-name="style2">//<text:s text:c="3"/>_e<text:s text:c="2"/>2.71828182845904523536028747135266249<text:s text:c="3"/>//<text:s text:c="3"/>M_E ⁰ⁱ⁴⁵⁶⁷⁸⁹⁺⁻⁼⁽⁾ⁿ₀₁₂₃₄₅₆₇₈₉</text:span></text:h>
      <text:h text:style-name="Default"><text:s text:c="1"/>26<text:s text:c="2"/><text:span text:style-name="style2">//<text:s text:c="3"/>φ ≈ 1.61803398874989484820458683436563811 = 1/φ+1 ⇒ (√5+1)/2 = В/Б=Б/мал</text:span></text:h>
      <text:h text:style-name="Default"><text:s text:c="1"/>27<text:s text:c="2"/><text:span text:style-name="style5">enum</text:span><text:span text:style-name="style10">{ </text:span><text:span text:style-name="style11">RIGHT</text:span><text:span text:style-name="style10">=</text:span><text:span text:style-name="style4">1</text:span><text:span text:style-name="style10">,</text:span><text:span text:style-name="style11">LEFT</text:span><text:span text:style-name="style10">,</text:span><text:span text:style-name="style11">SHIFT</text:span><text:span text:style-name="style10">, </text:span><text:span text:style-name="style11">LCTRL</text:span><text:span text:style-name="style10">,</text:span><text:span text:style-name="style11">RCTRL</text:span><text:span text:style-name="style10">=</text:span><text:span text:style-name="style4">8</text:span><text:span text:style-name="style10">,</text:span><text:span text:style-name="style11">CTRL</text:span><text:span text:style-name="style10">=</text:span><text:span text:style-name="style4">12</text:span><text:span text:style-name="style10">, </text:span><text:span text:style-name="style11">L_ALT</text:span><text:span text:style-name="style10">=</text:span><text:span text:style-name="style4">16</text:span><text:span text:style-name="style10">,</text:span><text:span text:style-name="style11">R_ALT</text:span><text:span text:style-name="style10">=</text:span><text:span text:style-name="style4">32</text:span><text:span text:style-name="style10">,</text:span><text:span text:style-name="style11">ALT</text:span><text:span text:style-name="style10">=</text:span><text:span text:style-name="style4">48 </text:span><text:span text:style-name="style10">};</text:span></text:h>
      <text:h text:style-name="Default"><text:s text:c="1"/>28<text:s text:c="2"/><text:span text:style-name="style5">enum</text:span><text:span text:style-name="style10">{ </text:span><text:span text:style-name="style11">_MouseMove</text:span><text:span text:style-name="style10">,</text:span><text:span text:style-name="style11">_MouseLeft</text:span><text:span text:style-name="style10">,</text:span><text:span text:style-name="style11">_MouseRight</text:span><text:span text:style-name="style10">,</text:span><text:span text:style-name="style11">_MouseMiddle</text:span><text:span text:style-name="style10">=</text:span><text:span text:style-name="style4">4</text:span><text:span text:style-name="style10">,</text:span><text:span text:style-name="style11">_MouseWheel</text:span><text:span text:style-name="style10">=</text:span><text:span text:style-name="style4">8 </text:span><text:span text:style-name="style10">};</text:span></text:h>
      <text:h text:style-name="Default"><text:s text:c="1"/>29<text:s text:c="2"/><text:span text:style-name="style5">enum </text:span><text:span text:style-name="style11">Course</text:span></text:h>
      <text:h text:style-name="Default"><text:s text:c="1"/>30<text:s text:c="2"/><text:span text:style-name="style10">{ </text:span><text:span text:style-name="style11">_North_West</text:span><text:span text:style-name="style10">=</text:span><text:span text:style-name="style4">3</text:span><text:span text:style-name="style10">,</text:span><text:span text:style-name="style11">_North</text:span><text:span text:style-name="style10">=</text:span><text:span text:style-name="style4">1</text:span><text:span text:style-name="style10">,</text:span><text:span text:style-name="style11">_North_East</text:span><text:span text:style-name="style10">=</text:span><text:span text:style-name="style4">9</text:span><text:span text:style-name="style10">, </text:span><text:span text:style-name="style11">_Home</text:span><text:span text:style-name="style10">=</text:span><text:span text:style-name="style4">3</text:span><text:span text:style-name="style10">,<text:s text:c="3"/></text:span><text:span text:style-name="style11">_Up </text:span><text:span text:style-name="style10">=</text:span><text:span text:style-name="style4">1</text:span><text:span text:style-name="style10">,</text:span><text:span text:style-name="style11">_PgUp </text:span><text:span text:style-name="style10">=</text:span><text:span text:style-name="style4">9</text:span><text:span text:style-name="style10">,</text:span></text:h>
      <text:h text:style-name="Default"><text:s text:c="1"/>31<text:s text:c="2"/><text:s text:c="8"/><text:span text:style-name="style11">_West</text:span><text:span text:style-name="style10">=</text:span><text:span text:style-name="style4">2</text:span><text:span text:style-name="style10">,</text:span><text:span text:style-name="style11">_Zenith</text:span><text:span text:style-name="style10">=</text:span><text:span text:style-name="style4">0</text:span><text:span text:style-name="style10">,<text:s text:c="5"/></text:span><text:span text:style-name="style11">_East</text:span><text:span text:style-name="style10">=</text:span><text:span text:style-name="style4">8</text:span><text:span text:style-name="style10">, </text:span><text:span text:style-name="style11">_Left</text:span><text:span text:style-name="style10">=</text:span><text:span text:style-name="style4">2</text:span><text:span text:style-name="style10">,</text:span><text:span text:style-name="style11">_Center</text:span><text:span text:style-name="style10">=</text:span><text:span text:style-name="style4">0</text:span><text:span text:style-name="style10">,</text:span><text:span text:style-name="style11">_Right</text:span><text:span text:style-name="style10">=</text:span><text:span text:style-name="style4">8</text:span><text:span text:style-name="style10">,</text:span></text:h>
      <text:h text:style-name="Default"><text:s text:c="1"/>32<text:s text:c="2"/><text:s text:c="2"/><text:span text:style-name="style11">_South_West</text:span><text:span text:style-name="style10">=</text:span><text:span text:style-name="style4">6</text:span><text:span text:style-name="style10">,</text:span><text:span text:style-name="style11">_South</text:span><text:span text:style-name="style10">=</text:span><text:span text:style-name="style4">4</text:span><text:span text:style-name="style10">,</text:span><text:span text:style-name="style11">_South_East</text:span><text:span text:style-name="style10">=</text:span><text:span text:style-name="style4">12</text:span><text:span text:style-name="style10">,</text:span><text:span text:style-name="style11">_End </text:span><text:span text:style-name="style10">=</text:span><text:span text:style-name="style4">6</text:span><text:span text:style-name="style10">, </text:span><text:span text:style-name="style11">_Down </text:span><text:span text:style-name="style10">=</text:span><text:span text:style-name="style4">4</text:span><text:span text:style-name="style10">,</text:span><text:span text:style-name="style11">_PgDn</text:span><text:span text:style-name="style10">=</text:span><text:span text:style-name="style4">12</text:span><text:span text:style-name="style10">,</text:span></text:h>
      <text:h text:style-name="Default"><text:s text:c="1"/>33<text:s text:c="2"/><text:s text:c="2"/><text:span text:style-name="style11">_Enter</text:span><text:span text:style-name="style10">=</text:span><text:span text:style-name="style4">13</text:span><text:span text:style-name="style10">,</text:span><text:span text:style-name="style11">_BkSp</text:span><text:span text:style-name="style10">,</text:span><text:span text:style-name="style11">_F1</text:span><text:span text:style-name="style10">,</text:span><text:span text:style-name="style11">_F2</text:span><text:span text:style-name="style10">,</text:span><text:span text:style-name="style11">_F3</text:span><text:span text:style-name="style10">,</text:span><text:span text:style-name="style11">_F4</text:span><text:span text:style-name="style10">,</text:span><text:span text:style-name="style11">_F5</text:span><text:span text:style-name="style10">,</text:span><text:span text:style-name="style11">_F6</text:span><text:span text:style-name="style10">,</text:span><text:span text:style-name="style11">_F7</text:span><text:span text:style-name="style10">,</text:span><text:span text:style-name="style11">_F8</text:span><text:span text:style-name="style10">,</text:span><text:span text:style-name="style11">_F9</text:span><text:span text:style-name="style10">,</text:span><text:span text:style-name="style11">_F10</text:span><text:span text:style-name="style10">,</text:span><text:span text:style-name="style11">_F11</text:span><text:span text:style-name="style10">,</text:span><text:span text:style-name="style11">_F12</text:span><text:span text:style-name="style10">,</text:span></text:h>
      <text:h text:style-name="Default"><text:s text:c="1"/>34<text:s text:c="2"/><text:s text:c="2"/><text:span text:style-name="style11">_Esc</text:span><text:span text:style-name="style10">=</text:span><text:span text:style-name="style4">27</text:span><text:span text:style-name="style10">,</text:span><text:span text:style-name="style11">_Ins</text:span><text:span text:style-name="style10">,</text:span><text:span text:style-name="style11">_Del</text:span><text:span text:style-name="style10">,</text:span><text:span text:style-name="style11">_Tab</text:span><text:span text:style-name="style10">,</text:span><text:span text:style-name="style11">_Blank</text:span><text:span text:style-name="style10">=</text:span><text:span text:style-name="style4">32<text:s text:c="17"/></text:span><text:span text:style-name="style2">// +5,+7,+10,+31 — в запасе</text:span></text:h>
      <text:h text:style-name="Default"><text:s text:c="1"/>35<text:s text:c="2"/><text:span text:style-name="style10">};</text:span></text:h>
      <text:h text:style-name="Default"><text:s text:c="1"/>36<text:s text:c="2"/><text:span text:style-name="style5">void </text:span><text:span text:style-name="style11">julday</text:span><text:span text:style-name="style10">( </text:span><text:span text:style-name="style5">long </text:span><text:span text:style-name="style11">day</text:span><text:span text:style-name="style10">,</text:span><text:span text:style-name="style5">int</text:span><text:span text:style-name="style10">&amp; </text:span><text:span text:style-name="style11">m</text:span><text:span text:style-name="style10">,</text:span><text:span text:style-name="style5">int</text:span><text:span text:style-name="style10">&amp; </text:span><text:span text:style-name="style11">d</text:span><text:span text:style-name="style10">,</text:span><text:span text:style-name="style5">int</text:span><text:span text:style-name="style10">&amp; </text:span><text:span text:style-name="style11">y </text:span><text:span text:style-name="style10">); </text:span><text:span text:style-name="style2">// Julian( day ) ⇒ дата( m,d,y )</text:span></text:h>
      <text:h text:style-name="Default"><text:s text:c="1"/>37<text:s text:c="2"/><text:span text:style-name="style5">long </text:span><text:span text:style-name="style11">julday</text:span><text:span text:style-name="style10">( </text:span><text:span text:style-name="style5">int </text:span><text:span text:style-name="style11">m</text:span><text:span text:style-name="style10">, </text:span><text:span text:style-name="style5">int </text:span><text:span text:style-name="style11">d</text:span><text:span text:style-name="style10">, </text:span><text:span text:style-name="style5">int </text:span><text:span text:style-name="style11">y </text:span><text:span text:style-name="style10">);<text:s text:c="10"/></text:span><text:span text:style-name="style2">// возврат: дата( m,d,y ) ⇒ Julian</text:span></text:h>
      <text:h text:style-name="Default"><text:s text:c="1"/>38<text:s text:c="2"/><text:span text:style-name="style5">long </text:span><text:span text:style-name="style11">julday</text:span><text:span text:style-name="style10">(); </text:span><text:span text:style-name="style5">Real </text:span><text:span text:style-name="style11">onetime</text:span><text:span text:style-name="style10">();<text:s text:c="14"/></text:span><text:span text:style-name="style2">// Текущие дата и время[дни и часы]</text:span></text:h>
      <text:h text:style-name="Default"><text:s text:c="1"/>39<text:s text:c="2"/><text:span text:style-name="style5">struct Event</text:span><text:span text:style-name="style10">{ </text:span><text:span text:style-name="style5">long </text:span><text:span text:style-name="style11">D</text:span><text:span text:style-name="style10">; </text:span><text:span text:style-name="style5">Real </text:span><text:span text:style-name="style11">T</text:span><text:span text:style-name="style10">;<text:s text:c="14"/></text:span><text:span text:style-name="style2">// Юлианская дата и часы от полуночи</text:span></text:h>
      <text:h text:style-name="Default"><text:s text:c="1"/>40<text:s text:c="2"/><text:s text:c="2"/><text:span text:style-name="style5">Event</text:span><text:span text:style-name="style10">&amp; </text:span><text:span text:style-name="style11">Now</text:span><text:span text:style-name="style10">();<text:s text:c="27"/></text:span><text:span text:style-name="style2">// здесь текущее компьютерное время</text:span></text:h>
      <text:h text:style-name="Default"><text:s text:c="1"/>41<text:s text:c="2"/><text:s text:c="2"/><text:span text:style-name="style5">Event</text:span><text:span text:style-name="style10">(){ </text:span><text:span text:style-name="style11">Now</text:span><text:span text:style-name="style10">(); }<text:s text:c="22"/></text:span><text:span text:style-name="style2">//<text:s text:c="2"/>++ в простом/чистом конструкторе</text:span></text:h>
      <text:h text:style-name="Default"><text:s text:c="1"/>42<text:s text:c="2"/><text:s text:c="2"/><text:span text:style-name="style5">Event</text:span><text:span text:style-name="style10">&amp; </text:span><text:span text:style-name="style11">Check</text:span><text:span text:style-name="style10">();<text:s text:c="22"/></text:span><text:span text:style-name="style2">// согласование внешних сложений времени</text:span></text:h>
      <text:h text:style-name="Default"><text:s text:c="1"/>43<text:s text:c="2"/><text:s text:c="2"/><text:span text:style-name="style5">Event</text:span><text:span text:style-name="style10">( </text:span><text:span text:style-name="style11">_Event New </text:span><text:span text:style-name="style10">): </text:span><text:span text:style-name="style11">D</text:span><text:span text:style-name="style10">( </text:span><text:span text:style-name="style11">New</text:span><text:span text:style-name="style10">.</text:span><text:span text:style-name="style11">D </text:span><text:span text:style-name="style10">),</text:span><text:span text:style-name="style11">T</text:span><text:span text:style-name="style10">( </text:span><text:span text:style-name="style11">New</text:span><text:span text:style-name="style10">.</text:span><text:span text:style-name="style11">T </text:span><text:span text:style-name="style10">){ </text:span><text:span text:style-name="style11">Check</text:span><text:span text:style-name="style10">(); }</text:span></text:h>
      <text:h text:style-name="Default"><text:s text:c="1"/>44<text:s text:c="2"/><text:s text:c="2"/><text:span text:style-name="style5">Event</text:span><text:span text:style-name="style10">( </text:span><text:span text:style-name="style5">long </text:span><text:span text:style-name="style11">d</text:span><text:span text:style-name="style10">,</text:span><text:span text:style-name="style11">_Real t</text:span><text:span text:style-name="style10">=</text:span><text:span text:style-name="style4">0.0 </text:span><text:span text:style-name="style10">): </text:span><text:span text:style-name="style11">D</text:span><text:span text:style-name="style10">( </text:span><text:span text:style-name="style11">d </text:span><text:span text:style-name="style10">),</text:span><text:span text:style-name="style11">T</text:span><text:span text:style-name="style10">( </text:span><text:span text:style-name="style11">t </text:span><text:span text:style-name="style10">){ </text:span><text:span text:style-name="style11">Check</text:span><text:span text:style-name="style10">(); }</text:span></text:h>
      <text:h text:style-name="Default"><text:s text:c="1"/>45<text:s text:c="2"/><text:s text:c="2"/><text:span text:style-name="style5">Event<text:s text:c="2"/>operator </text:span><text:span text:style-name="style10">+ (</text:span><text:span text:style-name="style11">_Real t </text:span><text:span text:style-name="style10">){ </text:span><text:span text:style-name="style5">return Event</text:span><text:span text:style-name="style10">( </text:span><text:span text:style-name="style11">D</text:span><text:span text:style-name="style10">,</text:span><text:span text:style-name="style11">T</text:span><text:span text:style-name="style10">+</text:span><text:span text:style-name="style11">t </text:span><text:span text:style-name="style10">); }</text:span></text:h>
      <text:h text:style-name="Default"><text:s text:c="1"/>46<text:s text:c="2"/><text:s text:c="2"/><text:span text:style-name="style5">Event<text:s text:c="2"/>operator </text:span><text:span text:style-name="style10">- (</text:span><text:span text:style-name="style11">_Real t </text:span><text:span text:style-name="style10">){ </text:span><text:span text:style-name="style5">return Event</text:span><text:span text:style-name="style10">( </text:span><text:span text:style-name="style11">D</text:span><text:span text:style-name="style10">,</text:span><text:span text:style-name="style11">T</text:span><text:span text:style-name="style10">-</text:span><text:span text:style-name="style11">t </text:span><text:span text:style-name="style10">); }</text:span></text:h>
      <text:h text:style-name="Default"><text:s text:c="1"/>47<text:s text:c="2"/><text:s text:c="2"/><text:span text:style-name="style5">Event</text:span><text:span text:style-name="style10">&amp; </text:span><text:span text:style-name="style5">operator </text:span><text:span text:style-name="style10">+=(</text:span><text:span text:style-name="style11">_Real t </text:span><text:span text:style-name="style10">){ </text:span><text:span text:style-name="style11">T</text:span><text:span text:style-name="style10">+=</text:span><text:span text:style-name="style11">t</text:span><text:span text:style-name="style10">; </text:span><text:span text:style-name="style5">return </text:span><text:span text:style-name="style11">Check</text:span><text:span text:style-name="style10">(); }</text:span></text:h>
      <text:h text:style-name="Default"><text:s text:c="1"/>48<text:s text:c="2"/><text:s text:c="2"/><text:span text:style-name="style5">Event</text:span><text:span text:style-name="style10">&amp; </text:span><text:span text:style-name="style5">operator </text:span><text:span text:style-name="style10">-=(</text:span><text:span text:style-name="style11">_Real t </text:span><text:span text:style-name="style10">){ </text:span><text:span text:style-name="style11">T</text:span><text:span text:style-name="style10">-=</text:span><text:span text:style-name="style11">t</text:span><text:span text:style-name="style10">; </text:span><text:span text:style-name="style5">return </text:span><text:span text:style-name="style11">Check</text:span><text:span text:style-name="style10">(); }</text:span></text:h>
      <text:h text:style-name="Default"><text:s text:c="1"/>49<text:s text:c="2"/><text:s text:c="2"/><text:span text:style-name="style5">Event</text:span><text:span text:style-name="style10">&amp; </text:span><text:span text:style-name="style11">UnPack</text:span><text:span text:style-name="style10">( </text:span><text:span text:style-name="style5">int </text:span><text:span text:style-name="style10">&amp;</text:span><text:span text:style-name="style11">m</text:span><text:span text:style-name="style10">,</text:span><text:span text:style-name="style5">int </text:span><text:span text:style-name="style10">&amp;</text:span><text:span text:style-name="style11">d</text:span><text:span text:style-name="style10">,</text:span><text:span text:style-name="style5">int </text:span><text:span text:style-name="style10">&amp;</text:span><text:span text:style-name="style11">y </text:span><text:span text:style-name="style10">){ </text:span><text:span text:style-name="style11">julday</text:span><text:span text:style-name="style10">( </text:span><text:span text:style-name="style11">D</text:span><text:span text:style-name="style10">,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</text:span><text:span text:style-name="style5">return </text:span><text:span text:style-name="style10">*</text:span><text:span text:style-name="style5">this</text:span><text:span text:style-name="style10">; }</text:span></text:h>
      <text:h text:style-name="Default"><text:s text:c="1"/>50<text:s text:c="2"/><text:s text:c="2"/><text:span text:style-name="style5">long<text:s text:c="5"/></text:span><text:span text:style-name="style11">Pack</text:span><text:span text:style-name="style10">( </text:span><text:span text:style-name="style5">int </text:span><text:span text:style-name="style11">m</text:span><text:span text:style-name="style10">, </text:span><text:span text:style-name="style5">int </text:span><text:span text:style-name="style11">d</text:span><text:span text:style-name="style10">, </text:span><text:span text:style-name="style5">int </text:span><text:span text:style-name="style11">y<text:s text:c="2"/></text:span><text:span text:style-name="style10">){ </text:span><text:span text:style-name="style5">return </text:span><text:span text:style-name="style11">D </text:span><text:span text:style-name="style10">= </text:span><text:span text:style-name="style11">julday</text:span><text:span text:style-name="style10">( 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}</text:span></text:h>
      <text:h text:style-name="Default"><text:s text:c="1"/>51<text:s text:c="2"/><text:s text:c="2"/><text:span text:style-name="style5">friend Event operator</text:span><text:span text:style-name="style10">+(</text:span><text:span text:style-name="style11">_Event B</text:span><text:span text:style-name="style10">,</text:span><text:span text:style-name="style11">_Real t </text:span><text:span text:style-name="style10">){ </text:span><text:span text:style-name="style5">Event </text:span><text:span text:style-name="style11">E</text:span><text:span text:style-name="style10">( </text:span><text:span text:style-name="style11">B</text:span><text:span text:style-name="style10">.</text:span><text:span text:style-name="style11">D</text:span><text:span text:style-name="style10">,</text:span><text:span text:style-name="style11">B</text:span><text:span text:style-name="style10">.</text:span><text:span text:style-name="style11">T</text:span><text:span text:style-name="style10">+</text:span><text:span text:style-name="style11">t </text:span><text:span text:style-name="style10">); </text:span><text:span text:style-name="style5">return </text:span><text:span text:style-name="style11">E</text:span><text:span text:style-name="style10">; }</text:span></text:h>
      <text:h text:style-name="Default"><text:s text:c="1"/>52<text:s text:c="2"/><text:s text:c="2"/><text:span text:style-name="style5">friend Real<text:s text:c="2"/>operator</text:span><text:span text:style-name="style10">-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</text:span><text:span text:style-name="style11">A</text:span><text:span text:style-name="style10">.</text:span><text:span text:style-name="style11">T</text:span><text:span text:style-name="style10">-</text:span><text:span text:style-name="style11">B</text:span><text:span text:style-name="style10">.</text:span><text:span text:style-name="style11">T</text:span><text:span text:style-name="style10">)+(</text:span><text:span text:style-name="style11">A</text:span><text:span text:style-name="style10">.</text:span><text:span text:style-name="style11">D</text:span><text:span text:style-name="style10">-</text:span><text:span text:style-name="style11">B</text:span><text:span text:style-name="style10">.</text:span><text:span text:style-name="style11">D</text:span><text:span text:style-name="style10">)*</text:span><text:span text:style-name="style4">24</text:span><text:span text:style-name="style10">; }</text:span></text:h>
      <text:h text:style-name="Default"><text:s text:c="1"/>53<text:s text:c="2"/><text:s text:c="2"/><text:span text:style-name="style5">friend bool operator</text:span><text:span text:style-name="style10">&gt; 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gt; </text:span><text:span text:style-name="style4">0.0</text:span><text:span text:style-name="style10">; }</text:span></text:h>
      <text:h text:style-name="Default"><text:s text:c="1"/>54<text:s text:c="2"/><text:s text:c="2"/><text:span text:style-name="style5">friend bool operator</text:span><text:span text:style-name="style10">&gt;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gt;=</text:span><text:span text:style-name="style4">0.0</text:span><text:span text:style-name="style10">; }</text:span></text:h>
      <text:h text:style-name="Default"><text:s text:c="1"/>55<text:s text:c="2"/><text:s text:c="2"/><text:span text:style-name="style5">friend bool operator</text:span><text:span text:style-name="style10">&lt; 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lt; </text:span><text:span text:style-name="style4">0.0</text:span><text:span text:style-name="style10">; }</text:span></text:h>
      <text:h text:style-name="Default"><text:s text:c="1"/>56<text:s text:c="2"/><text:s text:c="2"/><text:span text:style-name="style5">friend bool operator</text:span><text:span text:style-name="style10">&lt;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lt;=</text:span><text:span text:style-name="style4">0.0</text:span><text:span text:style-name="style10">; }</text:span></text:h>
      <text:h text:style-name="Default"><text:s text:c="1"/>57<text:s text:c="2"/><text:s text:c="2"/><text:span text:style-name="style5">friend bool operator</text:span><text:span text:style-name="style10">=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==</text:span><text:span text:style-name="style4">0.0</text:span><text:span text:style-name="style10">; }</text:span></text:h>
      <text:h text:style-name="Default"><text:s text:c="1"/>58<text:s text:c="2"/><text:s text:c="2"/><text:span text:style-name="style5">friend bool operator</text:span><text:span text:style-name="style10">!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!=</text:span><text:span text:style-name="style4">0.0</text:span><text:span text:style-name="style10">; }</text:span></text:h>
      <text:h text:style-name="Default"><text:s text:c="1"/>59<text:s text:c="2"/><text:span text:style-name="style10">};</text:span></text:h>
      <text:h text:style-name="Default"><text:s text:c="1"/>60<text:s text:c="2"/><text:span text:style-name="style2">//<text:s text:c="4"/>Строчки с предустановкой по 2К, и запасом по 256 байт &lt;&lt;в StrCpy.cpp&gt;&gt;</text:span></text:h>
      <text:h text:style-name="Default"><text:s text:c="1"/>61<text:s text:c="2"/><text:span text:style-name="style2">//</text:span></text:h>
      <text:h text:style-name="Default"><text:s text:c="1"/>62<text:s text:c="2"/><text:span text:style-name="style5">class </text:span><text:span text:style-name="style16">string</text:span><text:span text:style-name="style10">{ </text:span><text:span text:style-name="style5">char </text:span><text:span text:style-name="style10">*</text:span><text:span text:style-name="style11">s</text:span><text:span text:style-name="style10">; </text:span><text:span text:style-name="style5">int </text:span><text:span text:style-name="style11">len</text:span><text:span text:style-name="style10">;<text:s text:c="7"/></text:span><text:span text:style-name="style2">// текстовая строчка неограниченной длины</text:span></text:h>
      <text:h text:style-name="Default"><text:s text:c="1"/>63<text:s text:c="2"/><text:span text:style-name="style5">public</text:span><text:span text:style-name="style10">: </text:span><text:span text:style-name="style16">string</text:span><text:span text:style-name="style10">(); ~</text:span><text:span text:style-name="style16">string</text:span><text:span text:style-name="style10">();<text:s text:c="10"/></text:span><text:span text:style-name="style2">// начальная установка=2k очистка выходом</text:span></text:h>
      <text:h text:style-name="Default"><text:s text:c="1"/>64<text:s text:c="2"/><text:s text:c="1"/><text:span text:style-name="style5">operator char</text:span><text:span text:style-name="style10">*(){ </text:span><text:span text:style-name="style5">return </text:span><text:span text:style-name="style11">s</text:span><text:span text:style-name="style10">; }<text:s text:c="8"/></text:span><text:span text:style-name="style2">// обычный доступ по адресу начала строки</text:span></text:h>
      <text:h text:style-name="Default"><text:s text:c="1"/>65<text:s text:c="2"/><text:s text:c="1"/><text:span text:style-name="style5">char</text:span><text:span text:style-name="style10">&amp; </text:span><text:span text:style-name="style5">operator</text:span><text:span text:style-name="style10">[]( </text:span><text:span text:style-name="style5">int </text:span><text:span text:style-name="style11">k </text:span><text:span text:style-name="style10">);<text:s text:c="11"/></text:span><text:span text:style-name="style2">//<text:s text:c="3"/>и до каждого символа, но с контролем</text:span></text:h>
      <text:h text:style-name="Default"><text:s text:c="1"/>66<text:s text:c="2"/><text:span text:style-name="style10">};</text:span></text:h>
      <text:h text:style-name="Default"><text:s text:c="1"/>67<text:s text:c="2"/><text:span text:style-name="style2">//<text:s text:c="4"/>Операции с угловыми градусами и разметкой шага шкал включены в julian.cpp</text:span></text:h>
      <text:h text:style-name="Default"><text:s text:c="1"/>68<text:s text:c="2"/><text:span text:style-name="style2">//</text:span></text:h>
      <text:h text:style-name="Default"><text:s text:c="1"/>69<text:s text:c="2"/><text:span text:style-name="style5">Real </text:span><text:span text:style-name="style11">AxisStep</text:span><text:span text:style-name="style10">( </text:span><text:span text:style-name="style5">Real </text:span><text:span text:style-name="style10">);<text:s text:c="20"/></text:span><text:span text:style-name="style2">// Step for Axis Estimation</text:span></text:h>
      <text:h text:style-name="Default"><text:s text:c="1"/>70<text:s text:c="2"/><text:span text:style-name="style5">char</text:span><text:span text:style-name="style10">* </text:span><text:span text:style-name="style11">DtoA</text:span><text:span text:style-name="style10">( </text:span><text:span text:style-name="style5">Real</text:span><text:span text:style-name="style10">,</text:span><text:span text:style-name="style5">int</text:span><text:span text:style-name="style10">=</text:span><text:span text:style-name="style4">0</text:span><text:span text:style-name="style10">,</text:span><text:span text:style-name="style5">const char</text:span><text:span text:style-name="style10">* =</text:span><text:span text:style-name="style6">"°"</text:span><text:span text:style-name="style10">); </text:span><text:span text:style-name="style2">// (±)ⁿ123°45'67"00 как круговая мера</text:span></text:h>
      <text:h text:style-name="Default"><text:s text:c="1"/>71<text:s text:c="2"/><text:span text:style-name="style5">char</text:span><text:span text:style-name="style10">* </text:span><text:span text:style-name="style11">AtoD</text:span><text:span text:style-name="style10">( </text:span><text:span text:style-name="style5">char</text:span><text:span text:style-name="style10">*, </text:span><text:span text:style-name="style5">Real</text:span><text:span text:style-name="style10">&amp; );<text:s text:c="15"/></text:span><text:span text:style-name="style2">// (°)÷(:) с возможной заменой на ':'</text:span></text:h>
      <text:h text:style-name="Default"><text:s text:c="1"/>72<text:s text:c="2"/><text:span text:style-name="style5">template</text:span><text:span text:style-name="style10">&lt;</text:span><text:span text:style-name="style5">class </text:span><text:span text:style-name="style11">real</text:span><text:span text:style-name="style10">&gt;</text:span><text:span text:style-name="style5">int </text:span><text:span text:style-name="style16">find</text:span><text:span text:style-name="style10">( </text:span><text:span text:style-name="style5">const </text:span><text:span text:style-name="style11">real </text:span><text:span text:style-name="style10">*</text:span><text:span text:style-name="style11">A</text:span><text:span text:style-name="style10">, </text:span><text:span text:style-name="style5">const </text:span><text:span text:style-name="style11">real </text:span><text:span text:style-name="style10">&amp;</text:span><text:span text:style-name="style11">Ar</text:span><text:span text:style-name="style10">, </text:span><text:span text:style-name="style5">int </text:span><text:span text:style-name="style11">len </text:span><text:span text:style-name="style10">);</text:span></text:h>
      <text:h text:style-name="Default"><text:s text:c="1"/>73<text:s text:c="2"/><text:span text:style-name="style2">//template&lt;class real&gt;inline real Angle( const real &amp;A )<text:s text:c="10"/>// A° = ±180°</text:span></text:h>
      <text:h text:style-name="Default"><text:s text:c="1"/>74<text:s text:c="2"/><text:span text:style-name="style2">//<text:s text:c="37"/>{ return remainder( A,360 ); }</text:span></text:h>
      <text:h text:style-name="Default"><text:s text:c="1"/>75<text:s text:c="2"/><text:span text:style-name="style2">//</text:span></text:h>
      <text:h text:style-name="Default"><text:s text:c="1"/>76<text:s text:c="2"/><text:span text:style-name="style2">//<text:s text:c="4"/>Работа с обычными текстовыми строчками</text:span></text:h>
      <text:h text:style-name="Default"><text:s text:c="1"/>77<text:s text:c="2"/><text:span text:style-name="style2">//</text:span></text:h>
      <text:h text:style-name="Default"><text:s text:c="1"/>78<text:s text:c="2"/><text:span text:style-name="style5">int </text:span><text:span text:style-name="style11">strcut</text:span><text:span text:style-name="style10">( </text:span><text:span text:style-name="style5">char</text:span><text:span text:style-name="style10">* </text:span><text:span text:style-name="style11">Str </text:span><text:span text:style-name="style10">);<text:s text:c="17"/></text:span><text:span text:style-name="style2">// Убираются концевые пробелы, символы</text:span></text:h>
      <text:h text:style-name="Default"><text:s text:c="1"/>79<text:s text:c="2"/><text:span text:style-name="style5">void </text:span><text:span text:style-name="style11">Break</text:span><text:span text:style-name="style10">( </text:span><text:span text:style-name="style5">const char </text:span><text:span text:style-name="style11">Msg</text:span><text:span text:style-name="style10">[], ... );<text:s text:c="5"/></text:span><text:span text:style-name="style2">// с подсчетом оставшейся длины строки</text:span></text:h>
      <text:h text:style-name="Default"><text:s text:c="1"/>80<text:s text:c="2"/><text:span text:style-name="style5">char</text:span><text:span text:style-name="style10">* </text:span><text:span text:style-name="style11">fname</text:span><text:span text:style-name="style10">( </text:span><text:span text:style-name="style5">const char</text:span><text:span text:style-name="style10">* </text:span><text:span text:style-name="style11">FileName </text:span><text:span text:style-name="style10">);<text:s text:c="5"/></text:span><text:span text:style-name="style2">// Поиск собственно самого имени файла</text:span></text:h>
      <text:h text:style-name="Default"><text:s text:c="1"/>81<text:s text:c="2"/><text:span text:style-name="style5">char</text:span><text:span text:style-name="style10">* </text:span><text:span text:style-name="style11">sname</text:span><text:span text:style-name="style10">( </text:span><text:span text:style-name="style5">char</text:span><text:span text:style-name="style10">* </text:span><text:span text:style-name="style11">ShortFileName<text:s text:c="2"/></text:span><text:span text:style-name="style10">);<text:s text:c="5"/></text:span><text:span text:style-name="style2">// то же имя, с отсечённым расширением</text:span></text:h>
      <text:h text:style-name="Default"><text:s text:c="1"/>82<text:s text:c="2"/><text:span text:style-name="style5">char</text:span><text:span text:style-name="style10">* </text:span><text:span text:style-name="style11">fext </text:span><text:span text:style-name="style10">( </text:span><text:span text:style-name="style5">char</text:span><text:span text:style-name="style10">*, </text:span><text:span text:style-name="style5">const char</text:span><text:span text:style-name="style10">* </text:span><text:span text:style-name="style11">Ext</text:span><text:span text:style-name="style10">=</text:span><text:span text:style-name="style4">0 </text:span><text:span text:style-name="style10">); </text:span><text:span text:style-name="style2">// c принудительной заменой расширения</text:span></text:h>
      <text:h text:style-name="Default"><text:s text:c="1"/>83<text:s text:c="2"/><text:span text:style-name="style9">#if defined(_STDIO_H_)||defined(_INC_STDIO) </text:span><text:span text:style-name="style2">// имён файлов: FileName.Extensions</text:span></text:h>
      <text:h text:style-name="Default"><text:s text:c="1"/>84<text:s text:c="2"/><text:span text:style-name="style75">FILE </text:span><text:span text:style-name="style74">*</text:span><text:span text:style-name="style75">FileOpen<text:s text:c="27"/></text:span><text:span text:style-name="style66">// ++ кодировка длинных строк FileOpen</text:span></text:h>
      <text:h text:style-name="Default"><text:s text:c="1"/>85<text:s text:c="2"/><text:s text:c="2"/><text:span text:style-name="style74">( </text:span><text:span text:style-name="style69">char </text:span><text:span text:style-name="style74">*</text:span><text:span text:style-name="style75">fn</text:span><text:span text:style-name="style74">, </text:span><text:span text:style-name="style69">const char </text:span><text:span text:style-name="style74">*</text:span><text:span text:style-name="style75">tp</text:span><text:span text:style-name="style74">, </text:span><text:span text:style-name="style69">const char </text:span><text:span text:style-name="style74">*</text:span><text:span text:style-name="style75">ex</text:span><text:span text:style-name="style74">, </text:span><text:span text:style-name="style69">const char </text:span><text:span text:style-name="style74">*</text:span><text:span text:style-name="style75">ch</text:span><text:span text:style-name="style74">, </text:span><text:span text:style-name="style69">const char </text:span><text:span text:style-name="style74">*</text:span><text:span text:style-name="style75">tl </text:span><text:span text:style-name="style74">);</text:span></text:h>
      <text:h text:style-name="Default"><text:s text:c="1"/>86<text:s text:c="2"/><text:span text:style-name="style69">char </text:span><text:span text:style-name="style74">*</text:span><text:span text:style-name="style75">getString</text:span><text:span text:style-name="style74">( </text:span><text:span text:style-name="style75">FILE </text:span><text:span text:style-name="style74">*</text:span><text:span text:style-name="style75">F </text:span><text:span text:style-name="style74">);<text:s text:c="14"/></text:span><text:span text:style-name="style66">// Чтение строки на статическом адресе</text:span></text:h>
      <text:h text:style-name="Default"><text:s text:c="1"/>87<text:s text:c="2"/><text:span text:style-name="style69">char </text:span><text:span text:style-name="style74">*</text:span><text:span text:style-name="style75">getString</text:span><text:span text:style-name="style74">( </text:span><text:span text:style-name="style75">FILE </text:span><text:span text:style-name="style74">*</text:span><text:span text:style-name="style75">F</text:span><text:span text:style-name="style74">, </text:span><text:span text:style-name="style69">int </text:span><text:span text:style-name="style75">t </text:span><text:span text:style-name="style74">);<text:s text:c="7"/></text:span><text:span text:style-name="style66">// неограниченной длины + табуляторы</text:span></text:h>
      <text:h text:style-name="Default"><text:s text:c="1"/>88<text:s text:c="2"/><text:span text:style-name="style9">#endif<text:s text:c="35"/></text:span><text:span text:style-name="style2">// результат - в подстрочках getString</text:span></text:h>
      <text:h text:style-name="Default"><text:s text:c="1"/>89<text:s text:c="2"/><text:span text:style-name="style5">int<text:s text:c="2"/></text:span><text:span text:style-name="style11">Usize</text:span><text:span text:style-name="style10">( </text:span><text:span text:style-name="style5">const char </text:span><text:span text:style-name="style10">*</text:span><text:span text:style-name="style11">A</text:span><text:span text:style-name="style10">, </text:span><text:span text:style-name="style5">bool</text:span><text:span text:style-name="style10">=</text:span><text:span text:style-name="style5">false </text:span><text:span text:style-name="style10">); </text:span><text:span text:style-name="style2">// длина на выходе из DOS/Win в UTF-8</text:span></text:h>
      <text:h text:style-name="Default"><text:s text:c="1"/>90<text:s text:c="2"/><text:span text:style-name="style5">int<text:s text:c="2"/></text:span><text:span text:style-name="style11">Ulen</text:span><text:span text:style-name="style10">( </text:span><text:span text:style-name="style5">const char</text:span><text:span text:style-name="style10">* </text:span><text:span text:style-name="style11">UTF </text:span><text:span text:style-name="style10">);<text:s text:c="12"/></text:span><text:span text:style-name="style2">// количество позиций в строке UTF-8</text:span></text:h>
      <text:h text:style-name="Default"><text:s text:c="1"/>91<text:s text:c="2"/><text:span text:style-name="style5">char</text:span><text:span text:style-name="style10">* </text:span><text:span text:style-name="style11">Uget</text:span><text:span text:style-name="style10">( </text:span><text:span text:style-name="style5">const char </text:span><text:span text:style-name="style10">*</text:span><text:span text:style-name="style11">U </text:span><text:span text:style-name="style10">);<text:s text:c="13"/></text:span><text:span text:style-name="style2">// однократная выборка UTF-8 символа</text:span></text:h>
      <text:h text:style-name="Default"><text:s text:c="1"/>92<text:s text:c="2"/><text:span text:style-name="style5">char</text:span><text:span text:style-name="style10">* </text:span><text:span text:style-name="style11">Uset</text:span><text:span text:style-name="style10">( </text:span><text:span text:style-name="style5">const char </text:span><text:span text:style-name="style10">*</text:span><text:span text:style-name="style11">UTF</text:span><text:span text:style-name="style10">, </text:span><text:span text:style-name="style5">int </text:span><text:span text:style-name="style11">k </text:span><text:span text:style-name="style10">);<text:s text:c="4"/></text:span><text:span text:style-name="style2">// установка на индекс -1 конец строки</text:span></text:h>
      <text:h text:style-name="Default"><text:s text:c="1"/>93<text:s text:c="2"/><text:span text:style-name="style5">char</text:span><text:span text:style-name="style10">* </text:span><text:span text:style-name="style11">Uset</text:span><text:span text:style-name="style10">( </text:span><text:span text:style-name="style5">int </text:span><text:span text:style-name="style10">&amp;</text:span><text:span text:style-name="style11">k</text:span><text:span text:style-name="style10">, </text:span><text:span text:style-name="style5">const char </text:span><text:span text:style-name="style10">*</text:span><text:span text:style-name="style11">U </text:span><text:span text:style-name="style10">);<text:s text:c="5"/></text:span><text:span text:style-name="style2">//<text:s text:c="2"/>++ с подтверждением местоположения</text:span></text:h>
      <text:h text:style-name="Default"><text:s text:c="1"/>94<text:s text:c="2"/><text:span text:style-name="style5">char</text:span><text:span text:style-name="style10">* </text:span><text:span text:style-name="style11">Uset</text:span><text:span text:style-name="style10">( </text:span><text:span text:style-name="style5">char</text:span><text:span text:style-name="style10">* </text:span><text:span text:style-name="style11">U</text:span><text:span text:style-name="style10">,</text:span><text:span text:style-name="style5">int </text:span><text:span text:style-name="style11">k</text:span><text:span text:style-name="style10">,</text:span><text:span text:style-name="style5">const char</text:span><text:span text:style-name="style10">* </text:span><text:span text:style-name="style11">S</text:span><text:span text:style-name="style10">,</text:span><text:span text:style-name="style5">bool </text:span><text:span text:style-name="style11">ins</text:span><text:span text:style-name="style10">=</text:span><text:span text:style-name="style5">false </text:span><text:span text:style-name="style10">); </text:span><text:span text:style-name="style2">// вставка S на U[k]</text:span></text:h>
      <text:h text:style-name="Default"><text:s text:c="1"/>95<text:s text:c="2"/><text:span text:style-name="style5">char</text:span><text:span text:style-name="style10">* </text:span><text:span text:style-name="style11">UtR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;<text:s text:c="11"/></text:span><text:span text:style-name="style2">// символ UTF-8 -&gt; Russian-OEM(866)alt</text:span></text:h>
      <text:h text:style-name="Default"><text:s text:c="1"/>96<text:s text:c="2"/><text:span text:style-name="style5">char</text:span><text:span text:style-name="style10">* </text:span><text:span text:style-name="style11">UtW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;<text:s text:c="11"/></text:span><text:span text:style-name="style2">// символ UTF-8 -&gt; Russian-Win-1251</text:span></text:h>
      <text:h text:style-name="Default"><text:s text:c="1"/>97<text:s text:c="2"/><text:span text:style-name="style5">const char</text:span><text:span text:style-name="style10">* </text:span><text:span text:style-name="style11">RtU</text:span><text:span text:style-name="style10">( </text:span><text:span text:style-name="style5">const char </text:span><text:span text:style-name="style11">R </text:span><text:span text:style-name="style10">);<text:s text:c="9"/></text:span><text:span text:style-name="style2">// получение UTF-8 кода из символа OEM</text:span></text:h>
      <text:h text:style-name="Default"><text:s text:c="1"/>98<text:s text:c="2"/><text:span text:style-name="style5">const char</text:span><text:span text:style-name="style10">* </text:span><text:span text:style-name="style11">WtU</text:span><text:span text:style-name="style10">( </text:span><text:span text:style-name="style5">const char </text:span><text:span text:style-name="style11">W </text:span><text:span text:style-name="style10">);<text:s text:c="9"/></text:span><text:span text:style-name="style2">// получение UTF-8 кода из Win-1251</text:span></text:h>
      <text:h text:style-name="Default"><text:s text:c="1"/>99<text:s text:c="2"/><text:span text:style-name="style5">char</text:span><text:span text:style-name="style10">* </text:span><text:span text:style-name="style11">UlA</text:span><text:span text:style-name="style10">( </text:span><text:span text:style-name="style5">char</text:span><text:span text:style-name="style10">* </text:span><text:span text:style-name="style11">U</text:span><text:span text:style-name="style10">, </text:span><text:span text:style-name="style5">bool </text:span><text:span text:style-name="style11">oem</text:span><text:span text:style-name="style10">=</text:span><text:span text:style-name="style5">false </text:span><text:span text:style-name="style10">);<text:s text:c="4"/></text:span><text:span text:style-name="style2">// Конвертация из Unicode на месте</text:span></text:h>
      <text:h text:style-name="Default">100<text:s text:c="2"/><text:span text:style-name="style5">char</text:span><text:span text:style-name="style10">* </text:span><text:span text:style-name="style11">UtA</text:span><text:span text:style-name="style10">( </text:span><text:span text:style-name="style5">const char</text:span><text:span text:style-name="style10">* </text:span><text:span text:style-name="style11">U</text:span><text:span text:style-name="style10">, </text:span><text:span text:style-name="style5">bool</text:span><text:span text:style-name="style10">=</text:span><text:span text:style-name="style5">false </text:span><text:span text:style-name="style10">);<text:s text:c="2"/></text:span><text:span text:style-name="style2">// Преобразование строк в буфере ввода</text:span></text:h>
      <text:h text:style-name="Default">101<text:s text:c="2"/><text:span text:style-name="style5">char</text:span><text:span text:style-name="style10">* </text:span><text:span text:style-name="style11">AtU</text:span><text:span text:style-name="style10">( </text:span><text:span text:style-name="style5">const char</text:span><text:span text:style-name="style10">* </text:span><text:span text:style-name="style11">A</text:span><text:span text:style-name="style10">, </text:span><text:span text:style-name="style5">bool</text:span><text:span text:style-name="style10">=</text:span><text:span text:style-name="style5">false </text:span><text:span text:style-name="style10">);<text:s text:c="2"/></text:span><text:span text:style-name="style2">// для OEM-866(true) и Win-1251(false)</text:span></text:h>
      <text:h text:style-name="Default">102<text:s text:c="2"/><text:span text:style-name="style5">char</text:span><text:span text:style-name="style10">* </text:span><text:span text:style-name="style11">W2U</text:span><text:span text:style-name="style10">( </text:span><text:span text:style-name="style5">const wchar_t</text:span><text:span text:style-name="style10">* </text:span><text:span text:style-name="style11">WU </text:span><text:span text:style-name="style10">);<text:s text:c="10"/></text:span><text:span text:style-name="style2">// чисто Windows прилады перекодировок</text:span></text:h>
      <text:h text:style-name="Default">103<text:s text:c="2"/><text:span text:style-name="style5">wchar_t</text:span><text:span text:style-name="style10">* </text:span><text:span text:style-name="style11">U2W</text:span><text:span text:style-name="style10">( </text:span><text:span text:style-name="style5">const char</text:span><text:span text:style-name="style10">* </text:span><text:span text:style-name="style11">U8 </text:span><text:span text:style-name="style10">);<text:s text:c="10"/></text:span><text:span text:style-name="style2">// UTF-8 -&gt; UTF-16(LE)=Unicode-Windows</text:span></text:h>
      <text:h text:style-name="Default">104<text:s text:c="2"/><text:span text:style-name="style2">//char* UtC( unsigned &amp;u, char *U );<text:s text:c="5"/>// UTF-8 -&gt; UniCode, на выходе адрес</text:span></text:h>
      <text:h text:style-name="Default">105<text:s text:c="2"/><text:span text:style-name="style2">//const char* CtU( unsigned u );<text:s text:c="9"/>// UniCode -&gt; UTF-8 (int-&gt;string)</text:span></text:h>
      <text:h text:style-name="Default">106<text:s text:c="2"/></text:h>
      <text:h text:style-name="Default">107<text:s text:c="2"/><text:span text:style-name="style2">//template&lt;class T&gt;inline const T abs(const T &amp;A){ return A&lt;0?-A:A; }</text:span></text:h>
      <text:h text:style-name="Default">108<text:s text:c="2"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inmax</text:span><text:span text:style-name="style10">( 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, </text:span><text:span text:style-name="style5">const </text:span><text:span text:style-name="style11">T </text:span><text:span text:style-name="style10">&amp;</text:span><text:span text:style-name="style11">c </text:span><text:span text:style-name="style10">)</text:span></text:h>
      <text:h text:style-name="Default">109<text:s text:c="2"/><text:s text:c="34"/><text:span text:style-name="style10">{ </text:span><text:span text:style-name="style5">return </text:span><text:span text:style-name="style11">a</text:span><text:span text:style-name="style10">&lt;</text:span><text:span text:style-name="style11">b</text:span><text:span text:style-name="style10">^</text:span><text:span text:style-name="style11">b</text:span><text:span text:style-name="style10">&gt;</text:span><text:span text:style-name="style11">c </text:span><text:span text:style-name="style10">? </text:span><text:span text:style-name="style11">b </text:span><text:span text:style-name="style10">: ( </text:span><text:span text:style-name="style11">a</text:span><text:span text:style-name="style10">&lt;</text:span><text:span text:style-name="style11">c</text:span><text:span text:style-name="style10">^</text:span><text:span text:style-name="style11">b</text:span><text:span text:style-name="style10">&gt;</text:span><text:span text:style-name="style11">c </text:span><text:span text:style-name="style10">? </text:span><text:span text:style-name="style11">a</text:span><text:span text:style-name="style10">:</text:span><text:span text:style-name="style11">c </text:span><text:span text:style-name="style10">); }</text:span></text:h>
      <text:h text:style-name="Default">110<text:s text:c="2"/><text:span text:style-name="style2">//<text:s text:c="32"/>{ return c&gt;=a ? ( a&gt;=b?a:( c&lt;=b?c:b ) )</text:span></text:h>
      <text:h text:style-name="Default">111<text:s text:c="2"/><text:span text:style-name="style2">//<text:s text:c="46"/>: ( c&gt;=b?c:( a&lt;=b?a:b ) ); }</text:span></text:h>
      <text:h text:style-name="Default">112<text:s text:c="2"/><text:span text:style-name="style9">#if !defined( min ) &amp;&amp; !defined( max )</text:span></text:h>
      <text:h text:style-name="Default">113<text:s text:c="2"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ax</text:span><text:span text:style-name="style10">(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){ </text:span><text:span text:style-name="style5">return </text:span><text:span text:style-name="style11">a</text:span><text:span text:style-name="style10">&gt;</text:span><text:span text:style-name="style11">b</text:span><text:span text:style-name="style10">?</text:span><text:span text:style-name="style11">a</text:span><text:span text:style-name="style10">:</text:span><text:span text:style-name="style11">b</text:span><text:span text:style-name="style10">; }</text:span></text:h>
      <text:h text:style-name="Default">114<text:s text:c="2"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in</text:span><text:span text:style-name="style10">(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){ </text:span><text:span text:style-name="style5">return </text:span><text:span text:style-name="style11">a</text:span><text:span text:style-name="style10">&lt;</text:span><text:span text:style-name="style11">b</text:span><text:span text:style-name="style10">?</text:span><text:span text:style-name="style11">a</text:span><text:span text:style-name="style10">:</text:span><text:span text:style-name="style11">b</text:span><text:span text:style-name="style10">; }</text:span></text:h>
      <text:h text:style-name="Default">115<text:s text:c="2"/><text:span text:style-name="style9">#endif</text:span></text:h>
      <text:h text:style-name="Default">116<text:s text:c="2"/><text:span text:style-name="style9">#ifndef __Allocate__</text:span></text:h>
      <text:h text:style-name="Default">117<text:s text:c="2"/><text:span text:style-name="style5">void<text:s text:c="2"/></text:span><text:span text:style-name="style10">*</text:span><text:span text:style-name="style11">Allocate</text:span><text:span text:style-name="style10">( </text:span><text:span text:style-name="style5">size_t </text:span><text:span text:style-name="style11">Sz</text:span><text:span text:style-name="style10">, </text:span><text:span text:style-name="style5">void </text:span><text:span text:style-name="style10">*</text:span><text:span text:style-name="style11">A</text:span><text:span text:style-name="style10">=</text:span><text:span text:style-name="style11">NULL </text:span><text:span text:style-name="style10">);<text:s text:c="9"/></text:span><text:span text:style-name="style2">// Линейный массив в байтах</text:span></text:h>
      <text:h text:style-name="Default">118<text:s text:c="2"/><text:span text:style-name="style5">void </text:span><text:span text:style-name="style10">**</text:span><text:span text:style-name="style11">Allocate</text:span><text:span text:style-name="style10">( </text:span><text:span text:style-name="style5">size_t </text:span><text:span text:style-name="style11">Ny</text:span><text:span text:style-name="style10">,</text:span><text:span text:style-name="style5">size_t </text:span><text:span text:style-name="style11">Sz</text:span><text:span text:style-name="style10">,</text:span><text:span text:style-name="style5">void</text:span><text:span text:style-name="style10">* =</text:span><text:span text:style-name="style11">NULL </text:span><text:span text:style-name="style10">); </text:span><text:span text:style-name="style2">// Количество и длина строк</text:span></text:h>
      <text:h text:style-name="Default">119<text:s text:c="2"/><text:span text:style-name="style5">size_t </text:span><text:span text:style-name="style11">isAlloc</text:span><text:span text:style-name="style10">( </text:span><text:span text:style-name="style5">void</text:span><text:span text:style-name="style10">* </text:span><text:span text:style-name="style11">A </text:span><text:span text:style-name="style10">); </text:span><text:span text:style-name="style2">// ?оперативный объём или количество строк в матрице</text:span></text:h>
      <text:h text:style-name="Default">120<text:s text:c="2"/><text:span text:style-name="style9">#endif</text:span></text:h>
      <text:h text:style-name="Default">121<text:s text:c="2"/><text:span text:style-name="style9">#endif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